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336c" officeooo:paragraph-rsid="000b336c"/>
    </style:style>
    <style:style style:name="P2" style:family="paragraph" style:parent-style-name="Standard">
      <style:text-properties officeooo:rsid="002157d0" officeooo:paragraph-rsid="000b336c"/>
    </style:style>
    <style:style style:name="P3" style:family="paragraph" style:parent-style-name="Standard">
      <style:text-properties officeooo:rsid="001ef743" officeooo:paragraph-rsid="000b336c"/>
    </style:style>
    <style:style style:name="P4" style:family="paragraph" style:parent-style-name="Standard">
      <style:text-properties officeooo:rsid="00156970" officeooo:paragraph-rsid="000b336c"/>
    </style:style>
    <style:style style:name="P5" style:family="paragraph" style:parent-style-name="Standard">
      <style:text-properties officeooo:rsid="001c2ff1" officeooo:paragraph-rsid="000b336c"/>
    </style:style>
    <style:style style:name="T1" style:family="text">
      <style:text-properties officeooo:rsid="00284de4"/>
    </style:style>
    <style:style style:name="T2" style:family="text">
      <style:text-properties officeooo:rsid="002153ba"/>
    </style:style>
    <style:style style:name="T3" style:family="text">
      <style:text-properties officeooo:rsid="001498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r.wikipedia.org/wiki/Musique_assistée_par_ordinateur" text:style-name="Internet_20_link" text:visited-style-name="Visited_20_Internet_20_Link">https://fr.wikipedia.org/wiki/Musique_assist%C3%A9e_par_ordinateur</text:a></text:p>
      <text:p text:style-name="Standard"><text:a xlink:type="simple" xlink:href="https://www.ableton.com/fr/contract-de-licence-utilisateur/" text:style-name="Internet_20_link" text:visited-style-name="Visited_20_Internet_20_Link">https://www.ableton.com/fr/contract-de-licence-utilisateur/</text:a></text:p>
      <text:p text:style-name="Standard"><text:a xlink:type="simple" xlink:href="https://www.ableton.com/fr/" text:style-name="Internet_20_link" text:visited-style-name="Visited_20_Internet_20_Link">https://www.ableton.com/fr/</text:a></text:p>
      <text:p text:style-name="Standard"><text:a xlink:type="simple" xlink:href="https://images.static-thomann.de/pics/bdb/430065/12773232_800.jpg" text:style-name="Internet_20_link" text:visited-style-name="Visited_20_Internet_20_Link">https://images.static-thomann.de/pics/bdb/430065/12773232_800.jpg</text:a></text:p>
      <text:p text:style-name="Standard"><text:a xlink:type="simple" xlink:href="https://upload.wikimedia.org/wikipedia/commons/thumb/d/da/Renoise_2.6.png/1200px-Renoise_2.6.png" text:style-name="Internet_20_link" text:visited-style-name="Visited_20_Internet_20_Link">https://upload.wikimedia.org/wikipedia/commons/thumb/d/da/Renoise_2.6.png/1200px-Renoise_2.6.png</text:a></text:p>
      <text:p text:style-name="Standard"><text:a xlink:type="simple" xlink:href="https://fr.wikipedia.org/wiki/Virtual_Studio_Technology" text:style-name="Internet_20_link" text:visited-style-name="Visited_20_Internet_20_Link">https://fr.wikipedia.org/wiki/Virtual_Studio_Technology</text:a></text:p>
      <text:p text:style-name="Standard"><text:a xlink:type="simple" xlink:href="https://fr.wikipedia.org/wiki/Instrument_virtuel" text:style-name="Internet_20_link" text:visited-style-name="Visited_20_Internet_20_Link">https://fr.wikipedia.org/wiki/Instrument_virtuel</text:a></text:p>
      <text:p text:style-name="Standard"><text:a xlink:type="simple" xlink:href="https://www.geekzone.fr/wp-content/uploads/2017/06/dexed.png" text:style-name="Internet_20_link" text:visited-style-name="Visited_20_Internet_20_Link">https://www.geekzone.fr/wp-content/uploads/2017/06/dexed.png</text:a></text:p>
      <text:p text:style-name="Standard"><text:a xlink:type="simple" xlink:href="https://fr.wikipedia.org/wiki/Musical_Instrument_Digital_Interface" text:style-name="Internet_20_link" text:visited-style-name="Visited_20_Internet_20_Link">https://fr.wikipedia.org/wiki/Musical_Instrument_Digital_Interface</text:a></text:p>
      <text:p text:style-name="Standard"/>
      <text:p text:style-name="P1">Partie 1.2 Mathias :</text:p>
      <text:p text:style-name="P1"><text:span text:style-name="T1">(texte + image)</text:span></text:p>
      <text:p text:style-name="P1"><text:a xlink:type="simple" xlink:href="https://composer-sa-musique.fr/le-langage-midi/" text:style-name="Internet_20_link" text:visited-style-name="Visited_20_Internet_20_Link">https://composer-sa-musique.fr/le-langage-midi/</text:a></text:p>
      <text:p text:style-name="P1"/>
      <text:p text:style-name="P1">Partie 1.3 Mathias :</text:p>
      <text:p text:style-name="P3"/>
      <text:p text:style-name="P3">Ableton</text:p>
      <text:p text:style-name="P4"><text:a xlink:type="simple" xlink:href="https://www.ableton.com/fr/shop/live/" text:style-name="Internet_20_link" text:visited-style-name="Visited_20_Internet_20_Link">https://www.ableton.com/fr/shop/live/</text:a></text:p>
      <text:p text:style-name="P4"><text:a xlink:type="simple" xlink:href="https://www.ableton.com/fr/packs/" text:style-name="Internet_20_link" text:visited-style-name="Visited_20_Internet_20_Link">https://www.ableton.com/fr/packs/</text:a></text:p>
      <text:p text:style-name="P4"/>
      <text:p text:style-name="P3">Citation <text:span text:style-name="T2">(entre guillemets)</text:span></text:p>
      <text:p text:style-name="P3"><text:a xlink:type="simple" xlink:href="https://apprendre-le-home-studio.fr/logiciel-mao-meilleurs-daw/" text:style-name="Internet_20_link" text:visited-style-name="Visited_20_Internet_20_Link"><text:span text:style-name="T3">https://apprendre-le-home-studio.fr/logiciel-mao-meilleurs-daw/</text:span></text:a></text:p>
      <text:p text:style-name="P4"/>
      <text:p text:style-name="P4"/>
      <text:p text:style-name="P5">loi</text:p>
      <text:p text:style-name="P5"><text:a xlink:type="simple" xlink:href="https://www.journaldunet.fr/management/guide-du-management/1441363-logiciel-pirate-en-entreprise-loi-sanction/" text:style-name="Internet_20_link" text:visited-style-name="Visited_20_Internet_20_Link">https://www.journaldunet.fr/management/guide-du-management/1441363-logiciel-pirate-en-entreprise-loi-sanction/</text:a></text:p>
      <text:p text:style-name="P5"/>
      <text:p text:style-name="P2">Images : Deux résultats de notre sondage</text:p>
      <text:p text:style-name="P2">1 Capture d’écran du site Ablet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8T15:52:53.410000000</meta:creation-date>
    <dc:date>2020-12-17T10:11:33.204000000</dc:date>
    <meta:editing-duration>PT1H26M16S</meta:editing-duration>
    <meta:editing-cycles>5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22" meta:word-count="43" meta:character-count="997" meta:non-whitespace-character-count="976"/>
  </office:meta>
</office:document-meta>
</file>